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6.137cm"/>
    </style:style>
    <style:style style:name="co3" style:family="table-column">
      <style:table-column-properties fo:break-before="auto" style:column-width="6.304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636cm"/>
    </style:style>
    <style:style style:name="co9" style:family="table-column">
      <style:table-column-properties fo:break-before="auto" style:column-width="8.329cm"/>
    </style:style>
    <style:style style:name="co10" style:family="table-column">
      <style:table-column-properties fo:break-before="auto" style:column-width="1.281cm"/>
    </style:style>
    <style:style style:name="co11" style:family="table-column">
      <style:table-column-properties fo:break-before="auto" style:column-width="2.4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ext-properties fo:color="#2a00ff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Zeszy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str.</text:p>
          </table:table-cell>
          <table:table-cell table:style-name="ce3" office:value-type="string">
            <text:p>ru</text:p>
          </table:table-cell>
          <table:table-cell table:style-name="ce3" office:value-type="string">
            <text:p>pl</text:p>
          </table:table-cell>
          <table:table-cell table:style-name="ce3" office:value-type="string">
            <text:p>rekcja</text:p>
          </table:table-cell>
          <table:table-cell table:style-name="ce3" table:number-columns-repeated="1020"/>
        </table:table-row>
        <table:table-row table:style-name="ro1">
          <table:table-cell/>
          <table:table-cell office:value-type="string">
            <text:p>Время быстро течёт.</text:p>
          </table:table-cell>
          <table:table-cell office:value-type="string">
            <text:p>Czas szybko płynie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ремя – денги.</text:p>
          </table:table-cell>
          <table:table-cell office:value-type="string">
            <text:p>Czas to pieniądz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словица</text:p>
          </table:table-cell>
          <table:table-cell office:value-type="string">
            <text:p>przysłow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сему своё время.</text:p>
          </table:table-cell>
          <table:table-cell office:value-type="string">
            <text:p>Wszystko w swoim czasie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дни недели</text:p>
          </table:table-cell>
          <table:table-cell office:value-type="string">
            <text:p>dni tygodni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оскресене</text:p>
          </table:table-cell>
          <table:table-cell office:value-type="string">
            <text:p>niedzie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Воскресение</text:p>
          </table:table-cell>
          <table:table-cell office:value-type="string">
            <text:p>Zmartwychwstani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пасный</text:p>
          </table:table-cell>
          <table:table-cell office:value-type="string">
            <text:p>niebezpieczn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холодно</text:p>
          </table:table-cell>
          <table:table-cell office:value-type="string">
            <text:p>zimn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рохладно</text:p>
          </table:table-cell>
          <table:table-cell office:value-type="string">
            <text:p>chłodn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ум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роботать (ком?)</text:p>
          </table:table-cell>
          <table:table-cell/>
          <table:table-cell office:value-type="string">
            <text:p>ком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гулять ло улицам</text:p>
          </table:table-cell>
          <table:table-cell office:value-type="string">
            <text:p>spacerować ulicami</text:p>
          </table:table-cell>
          <table:table-cell office:value-type="string">
            <text:p>чему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возраст</text:p>
          </table:table-cell>
          <table:table-cell office:value-type="string">
            <text:p>wie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одина</text:p>
          </table:table-cell>
          <table:table-cell office:value-type="string">
            <text:p>ojczyz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течество</text:p>
          </table:table-cell>
          <table:table-cell office:value-type="string">
            <text:p>ojczyz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тчизна</text:p>
          </table:table-cell>
          <table:table-cell office:value-type="string">
            <text:p>ojczyzn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угол</text:p>
          </table:table-cell>
          <table:table-cell office:value-type="string">
            <text:p>ką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уголь</text:p>
          </table:table-cell>
          <table:table-cell office:value-type="string">
            <text:p>węgie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чердак</text:p>
          </table:table-cell>
          <table:table-cell office:value-type="string">
            <text:p>strych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подвал</text:p>
          </table:table-cell>
          <table:table-cell office:value-type="string">
            <text:p>piwnic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собняк</text:p>
          </table:table-cell>
          <table:table-cell office:value-type="string">
            <text:p>dom jednorodzinn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единственная дочь</text:p>
          </table:table-cell>
          <table:table-cell office:value-type="string">
            <text:p>jedynaczk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лижайшее воскресенье</text:p>
          </table:table-cell>
          <table:table-cell office:value-type="string">
            <text:p>najbliższa niedziel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тайна</text:p>
          </table:table-cell>
          <table:table-cell office:value-type="string">
            <text:p>tajemnic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тайнственный</text:p>
          </table:table-cell>
          <table:table-cell office:value-type="string">
            <text:p>tajemnicz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язычество</text:p>
          </table:table-cell>
          <table:table-cell office:value-type="string">
            <text:p>pogaństw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коло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слева от</text:p>
          </table:table-cell>
          <table:table-cell table:style-name="ce3" office:value-type="string">
            <text:p>na lewo od</text:p>
          </table:table-cell>
          <table:table-cell office:value-type="string">
            <text:p>чего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ножницы</text:p>
          </table:table-cell>
          <table:table-cell office:value-type="string">
            <text:p>nożyczki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очки</text:p>
          </table:table-cell>
          <table:table-cell office:value-type="string">
            <text:p>okula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радиоприёмник</text:p>
          </table:table-cell>
          <table:table-cell office:value-type="string">
            <text:p>radioodbiorni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посередине комнаты</text:p>
          </table:table-cell>
          <table:table-cell office:value-type="string">
            <text:p>pośrodku pokoj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напротв</text:p>
          </table:table-cell>
          <table:table-cell office:value-type="string">
            <text:p>naprzeci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удобные кресло</text:p>
          </table:table-cell>
          <table:table-cell office:value-type="string">
            <text:p>wygodny fot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амая большая комната</text:p>
          </table:table-cell>
          <table:table-cell office:value-type="string">
            <text:p>największy pokój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диван</text:p>
          </table:table-cell>
          <table:table-cell office:value-type="string">
            <text:p>kanap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арта</text:p>
          </table:table-cell>
          <table:table-cell office:value-type="string">
            <text:p>ław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тенка</text:p>
          </table:table-cell>
          <table:table-cell office:value-type="string">
            <text:p>regał, meblościan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диван-кровать</text:p>
          </table:table-cell>
          <table:table-cell office:value-type="string">
            <text:p>wersal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морские волны</text:p>
          </table:table-cell>
          <table:table-cell office:value-type="string">
            <text:p>fale morsk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микроволновая печь</text:p>
          </table:table-cell>
          <table:table-cell office:value-type="string">
            <text:p>mikrofalów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ковёр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следующая комна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перерыв</text:p>
          </table:table-cell>
          <table:table-cell office:value-type="string">
            <text:p>przerw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делайем перерыв!</text:p>
          </table:table-cell>
          <table:table-cell office:value-type="string">
            <text:p>Zróbmy przerwę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небоскрёб</text:p>
          </table:table-cell>
          <table:table-cell office:value-type="string">
            <text:p>wieżowie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рихожая</text:p>
          </table:table-cell>
          <table:table-cell office:value-type="string">
            <text:p>przedpokój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ванная</text:p>
          </table:table-cell>
          <table:table-cell office:value-type="string">
            <text:p>łazien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бщий</text:p>
          </table:table-cell>
          <table:table-cell office:value-type="string">
            <text:p>wspólny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холодильник</text:p>
          </table:table-cell>
          <table:table-cell office:value-type="string">
            <text:p>lodów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душ</text:p>
          </table:table-cell>
          <table:table-cell office:value-type="string">
            <text:p>pryszni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умывальник</text:p>
          </table:table-cell>
          <table:table-cell office:value-type="string">
            <text:p>umywal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пускаться по лестнице</text:p>
          </table:table-cell>
          <table:table-cell office:value-type="string">
            <text:p>schodzić po schodac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дниматся на лифте</text:p>
          </table:table-cell>
          <table:table-cell office:value-type="string">
            <text:p>wyjeżdżać windą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на третьем этаже</text:p>
          </table:table-cell>
          <table:table-cell office:value-type="string">
            <text:p>na 3. piętrz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риходить вовпемя</text:p>
          </table:table-cell>
          <table:table-cell office:value-type="string">
            <text:p>przychodzić punktual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рийти вовпемя</text:p>
          </table:table-cell>
          <table:table-cell office:value-type="string">
            <text:p>przyjść punktual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паздывать</text:p>
          </table:table-cell>
          <table:table-cell office:value-type="string">
            <text:p>spóźniać się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час</text:p>
          </table:table-cell>
          <table:table-cell office:value-type="string">
            <text:p>godzin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часы</text:p>
          </table:table-cell>
          <table:table-cell office:value-type="string">
            <text:p>zegare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утро</text:p>
          </table:table-cell>
          <table:table-cell office:value-type="string">
            <text:p>porane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лдень</text:p>
          </table:table-cell>
          <table:table-cell office:value-type="string">
            <text:p>połud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лночь</text:p>
          </table:table-cell>
          <table:table-cell office:value-type="string">
            <text:p>półno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ночь</text:p>
          </table:table-cell>
          <table:table-cell office:value-type="string">
            <text:p>noc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заставить</text:p>
          </table:table-cell>
          <table:table-cell table:style-name="ce3" office:value-type="string">
            <text:p>zmusić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ровна в 15:00</text:p>
          </table:table-cell>
          <table:table-cell office:value-type="string">
            <text:p>dokładnie o 15: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Который час сейчас?</text:p>
          </table:table-cell>
          <table:table-cell office:value-type="string">
            <text:p>Która godzina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бычно</text:p>
          </table:table-cell>
          <table:table-cell office:value-type="string">
            <text:p>zwyk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четверть</text:p>
          </table:table-cell>
          <table:table-cell office:value-type="string">
            <text:p>kwadran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идти на прогулку</text:p>
          </table:table-cell>
          <table:table-cell office:value-type="string">
            <text:p>iść na przechadzkę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зеркало</text:p>
          </table:table-cell>
          <table:table-cell office:value-type="string">
            <text:p>lustr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тугой на ухо</text:p>
          </table:table-cell>
          <table:table-cell office:value-type="string">
            <text:p>głuchy jak pień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Всё это псу под хвост!</text:p>
          </table:table-cell>
          <table:table-cell office:value-type="string">
            <text:p>Wszystko to jest o kand dupy rozbić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Он ложился спать.</text:p>
          </table:table-cell>
          <table:table-cell office:value-type="string">
            <text:p>Poszedł spać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трубка</text:p>
          </table:table-cell>
          <table:table-cell office:value-type="string">
            <text:p>fajk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игареты</text:p>
          </table:table-cell>
          <table:table-cell office:value-type="string">
            <text:p>papierosy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Здесь не курить!</text:p>
          </table:table-cell>
          <table:table-cell office:value-type="string">
            <text:p>Tu się nie pali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пытка не пыка.</text:p>
          </table:table-cell>
          <table:table-cell office:value-type="string">
            <text:p>Kto pyta nie błądzi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когда-нибудь</text:p>
          </table:table-cell>
          <table:table-cell office:value-type="string">
            <text:p>kiedykolwie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никогда</text:p>
          </table:table-cell>
          <table:table-cell office:value-type="string">
            <text:p>nigdy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пытки были.</text:p>
          </table:table-cell>
          <table:table-cell office:value-type="string">
            <text:p>Były próby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Я никогда ево не встречал.</text:p>
          </table:table-cell>
          <table:table-cell office:value-type="string">
            <text:p>Nigdy go nie spotkałem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раньше</text:p>
          </table:table-cell>
          <table:table-cell office:value-type="string">
            <text:p>wcześniej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Я считаю, что...</text:p>
          </table:table-cell>
          <table:table-cell office:value-type="string">
            <text:p>Uważam, że..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Курить нельзя!</text:p>
          </table:table-cell>
          <table:table-cell office:value-type="string">
            <text:p>Nie wolno palić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Я предпочитаю пить наливки!</text:p>
          </table:table-cell>
          <table:table-cell office:value-type="string">
            <text:p>Wolę pić nalewki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молния</text:p>
          </table:table-cell>
          <table:table-cell office:value-type="string">
            <text:p>błyskawic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луч</text:p>
          </table:table-cell>
          <table:table-cell office:value-type="string">
            <text:p>promy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нимать квартиру</text:p>
          </table:table-cell>
          <table:table-cell office:value-type="string">
            <text:p>wynajmować mieszka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часов в девят</text:p>
          </table:table-cell>
          <table:table-cell office:value-type="string">
            <text:p>około 9: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ища</text:p>
          </table:table-cell>
          <table:table-cell office:value-type="string">
            <text:p>jedzeni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Труд кормит, лень портит.</text:p>
          </table:table-cell>
          <table:table-cell table:style-name="ce4" office:value-type="string">
            <text:p>Praca karmi, lenistwo psuje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отрудник</text:p>
          </table:table-cell>
          <table:table-cell office:value-type="string">
            <text:p>współpracowni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здравлать брата с Новым Годом</text:p>
          </table:table-cell>
          <table:table-cell office:value-type="string">
            <text:p>składać bratu życzenia noworoczne</text:p>
          </table:table-cell>
          <table:table-cell office:value-type="string">
            <text:p>кого с чём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сударь</text:p>
          </table:table-cell>
          <table:table-cell office:value-type="string">
            <text:p>waszmość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Так-с!</text:p>
          </table:table-cell>
          <table:table-cell office:value-type="string">
            <text:p>Tak, panie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тмечать праздник</text:p>
          </table:table-cell>
          <table:table-cell office:value-type="string">
            <text:p>obchodzić święto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ель</text:p>
          </table:table-cell>
          <table:table-cell office:value-type="string">
            <text:p>świer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осна</text:p>
          </table:table-cell>
          <table:table-cell office:value-type="string">
            <text:p>sosn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ихта</text:p>
          </table:table-cell>
          <table:table-cell office:value-type="string">
            <text:p>jodł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иногда</text:p>
          </table:table-cell>
          <table:table-cell office:value-type="string">
            <text:p>czasam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бразование</text:p>
          </table:table-cell>
          <table:table-cell office:value-type="string">
            <text:p>wykształceni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бразованный человек</text:p>
          </table:table-cell>
          <table:table-cell office:value-type="string">
            <text:p>wykształcowy człowie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совершенствовать язык</text:p>
          </table:table-cell>
          <table:table-cell office:value-type="string">
            <text:p>doskonalić języ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осователь</text:p>
          </table:table-cell>
          <table:table-cell office:value-type="string">
            <text:p>założyci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осовать</text:p>
          </table:table-cell>
          <table:table-cell office:value-type="string">
            <text:p>założyć (np. miasto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Москва старше Петербурга.</text:p>
          </table:table-cell>
          <table:table-cell office:value-type="string">
            <text:p>Moskwa jest starsza od Petersburga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етербург молоше Москвы.</text:p>
          </table:table-cell>
          <table:table-cell office:value-type="string">
            <text:p>Petersburg jest młodszy od Moskwy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церковь</text:p>
          </table:table-cell>
          <table:table-cell office:value-type="string">
            <text:p>cerkie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рошлый год</text:p>
          </table:table-cell>
          <table:table-cell office:value-type="string">
            <text:p>ubiegły r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в прошлым году</text:p>
          </table:table-cell>
          <table:table-cell office:value-type="string">
            <text:p>w ubiegłym rok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будущий год</text:p>
          </table:table-cell>
          <table:table-cell office:value-type="string">
            <text:p>przyszły r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в будущем году</text:p>
          </table:table-cell>
          <table:table-cell office:value-type="string">
            <text:p>w przyszłym roku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попасть</text:p>
          </table:table-cell>
          <table:table-cell office:value-type="string">
            <text:p>dostać się (np.. gdzieś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заканчивать вуз</text:p>
          </table:table-cell>
          <table:table-cell office:value-type="string">
            <text:p>ukończyć uczelnię wyższą</text:p>
          </table:table-cell>
          <table:table-cell table:number-columns-repeated="1021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" table:style-name="ta1" table:print="false">
        <table:table-column table:style-name="co10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11" table:default-cell-style-name="ce6"/>
        <table:table-column table:style-name="co5" table:number-columns-repeated="1018" table:default-cell-style-name="ce6"/>
        <table:table-row table:style-name="ro1">
          <table:table-cell table:style-name="ce5" office:value-type="string">
            <text:p>lang1</text:p>
          </table:table-cell>
          <table:table-cell table:style-name="ce5" office:value-type="string">
            <text:p>lang2</text:p>
          </table:table-cell>
          <table:table-cell table:style-name="ce5" office:value-type="string">
            <text:p>lang1_text</text:p>
          </table:table-cell>
          <table:table-cell table:style-name="ce5" office:value-type="string">
            <text:p>lang2_text</text:p>
          </table:table-cell>
          <table:table-cell office:value-type="string">
            <text:p>label</text:p>
          </table:table-cell>
          <table:table-cell table:style-name="ce5" office:value-type="string">
            <text:p>in_revision</text:p>
          </table:table-cell>
          <table:table-cell table:style-name="ce8"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zas szybko płynie.</text:p>
          </table:table-cell>
          <table:table-cell office:value-type="string">
            <text:p>Время быстро течёт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zas to pieniądz.</text:p>
          </table:table-cell>
          <table:table-cell office:value-type="string">
            <text:p>Время – денги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ysłowia</text:p>
          </table:table-cell>
          <table:table-cell office:value-type="string">
            <text:p>пословиц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szystko w swoim czasie.</text:p>
          </table:table-cell>
          <table:table-cell office:value-type="string">
            <text:p>Всему своё время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ni tygodnia</text:p>
          </table:table-cell>
          <table:table-cell office:value-type="string">
            <text:p>дни недели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edziela</text:p>
          </table:table-cell>
          <table:table-cell office:value-type="string">
            <text:p>воскресен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martwychwstanie</text:p>
          </table:table-cell>
          <table:table-cell office:value-type="string">
            <text:p>Воскресени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ebezpieczny</text:p>
          </table:table-cell>
          <table:table-cell office:value-type="string">
            <text:p>опасный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imno</text:p>
          </table:table-cell>
          <table:table-cell office:value-type="string">
            <text:p>холодн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hłodno</text:p>
          </table:table-cell>
          <table:table-cell office:value-type="string">
            <text:p>прохладн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rozum</text:p>
          </table:table-cell>
          <table:table-cell office:value-type="string">
            <text:p>ум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pacerować ulicami</text:p>
          </table:table-cell>
          <table:table-cell office:value-type="string">
            <text:p>гулять по улицам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iek (osoby)</text:p>
          </table:table-cell>
          <table:table-cell office:value-type="string">
            <text:p>возраст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jczyzna [1]</text:p>
          </table:table-cell>
          <table:table-cell office:value-type="string">
            <text:p>родин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jczyzna [2]</text:p>
          </table:table-cell>
          <table:table-cell office:value-type="string">
            <text:p>отечеств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jczyzna [3]</text:p>
          </table:table-cell>
          <table:table-cell office:value-type="string">
            <text:p>отчизн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ąt</text:p>
          </table:table-cell>
          <table:table-cell office:value-type="string">
            <text:p>угол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ęgiel</text:p>
          </table:table-cell>
          <table:table-cell office:value-type="string">
            <text:p>угол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trych</text:p>
          </table:table-cell>
          <table:table-cell office:value-type="string">
            <text:p>черда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iwnica</text:p>
          </table:table-cell>
          <table:table-cell office:value-type="string">
            <text:p>подвал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om jednorodzinny</text:p>
          </table:table-cell>
          <table:table-cell office:value-type="string">
            <text:p>особня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jedynaczka</text:p>
          </table:table-cell>
          <table:table-cell office:value-type="string">
            <text:p>единственная доч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jbliższa niedziela</text:p>
          </table:table-cell>
          <table:table-cell office:value-type="string">
            <text:p>ближайшее воскресень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tajemnica</text:p>
          </table:table-cell>
          <table:table-cell office:value-type="string">
            <text:p>тайн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tajemniczy</text:p>
          </table:table-cell>
          <table:table-cell office:value-type="string">
            <text:p>таинственный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gaństwo</text:p>
          </table:table-cell>
          <table:table-cell office:value-type="string">
            <text:p>язычеств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ożyczki</text:p>
          </table:table-cell>
          <table:table-cell office:value-type="string">
            <text:p>ножниц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kulary</text:p>
          </table:table-cell>
          <table:table-cell office:value-type="string">
            <text:p>очки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radioodbiornik</text:p>
          </table:table-cell>
          <table:table-cell office:value-type="string">
            <text:p>радиоприём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środku pokoju</text:p>
          </table:table-cell>
          <table:table-cell office:value-type="string">
            <text:p>посередине комнат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przeciw</text:p>
          </table:table-cell>
          <table:table-cell office:value-type="string">
            <text:p>напротв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godny fotel</text:p>
          </table:table-cell>
          <table:table-cell office:value-type="string">
            <text:p>удобные кресл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jwiększy pokój</text:p>
          </table:table-cell>
          <table:table-cell office:value-type="string">
            <text:p>самая большая комнат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anapa</text:p>
          </table:table-cell>
          <table:table-cell office:value-type="string">
            <text:p>диван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ławka</text:p>
          </table:table-cell>
          <table:table-cell office:value-type="string">
            <text:p>парт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regał, meblościanka</text:p>
          </table:table-cell>
          <table:table-cell office:value-type="string">
            <text:p>стенк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ersalka</text:p>
          </table:table-cell>
          <table:table-cell office:value-type="string">
            <text:p>диван-крова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fale morskie</text:p>
          </table:table-cell>
          <table:table-cell office:value-type="string">
            <text:p>морские волн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mikrofalówka</text:p>
          </table:table-cell>
          <table:table-cell office:value-type="string">
            <text:p>микроволновая печ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erwa</text:p>
          </table:table-cell>
          <table:table-cell office:value-type="string">
            <text:p>перерыв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róbmy przerwę!</text:p>
          </table:table-cell>
          <table:table-cell office:value-type="string">
            <text:p>Сделайем перерыв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ieżowiec</text:p>
          </table:table-cell>
          <table:table-cell office:value-type="string">
            <text:p>небоскрёб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edpokój</text:p>
          </table:table-cell>
          <table:table-cell office:value-type="string">
            <text:p>прихожа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łazienka</text:p>
          </table:table-cell>
          <table:table-cell office:value-type="string">
            <text:p>ванна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spólny</text:p>
          </table:table-cell>
          <table:table-cell office:value-type="string">
            <text:p>общий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lodówka</text:p>
          </table:table-cell>
          <table:table-cell office:value-type="string">
            <text:p>холодиль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ysznic</text:p>
          </table:table-cell>
          <table:table-cell office:value-type="string">
            <text:p>душ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umywalka</text:p>
          </table:table-cell>
          <table:table-cell office:value-type="string">
            <text:p>умываль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chodzić po schodach</text:p>
          </table:table-cell>
          <table:table-cell office:value-type="string">
            <text:p>спускаться по лестниц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jeżdżać windą</text:p>
          </table:table-cell>
          <table:table-cell office:value-type="string">
            <text:p>подниматся на лифт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 3. piętrze</text:p>
          </table:table-cell>
          <table:table-cell office:value-type="string">
            <text:p>на третьем этаж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ychodzić punktualnie</text:p>
          </table:table-cell>
          <table:table-cell office:value-type="string">
            <text:p>приходить воврем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yjść punktualnie</text:p>
          </table:table-cell>
          <table:table-cell office:value-type="string">
            <text:p>прийти воврем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późniać się</text:p>
          </table:table-cell>
          <table:table-cell office:value-type="string">
            <text:p>опаздыва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godzina</text:p>
          </table:table-cell>
          <table:table-cell office:value-type="string">
            <text:p>час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egarek</text:p>
          </table:table-cell>
          <table:table-cell office:value-type="string">
            <text:p>час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ranek</text:p>
          </table:table-cell>
          <table:table-cell office:value-type="string">
            <text:p>утр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łudnie</text:p>
          </table:table-cell>
          <table:table-cell office:value-type="string">
            <text:p>полден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ółnoc</text:p>
          </table:table-cell>
          <table:table-cell office:value-type="string">
            <text:p>полноч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oc</text:p>
          </table:table-cell>
          <table:table-cell office:value-type="string">
            <text:p>ноч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okładnie o 15:00</text:p>
          </table:table-cell>
          <table:table-cell office:value-type="string">
            <text:p>ровно в 15:00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tóra godzina?</text:p>
          </table:table-cell>
          <table:table-cell office:value-type="string">
            <text:p>Который час сейчас?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wykle</text:p>
          </table:table-cell>
          <table:table-cell office:value-type="string">
            <text:p>обычн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wadrans</text:p>
          </table:table-cell>
          <table:table-cell office:value-type="string">
            <text:p>четвер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iść na przechadzkę</text:p>
          </table:table-cell>
          <table:table-cell office:value-type="string">
            <text:p>идти на прогулку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lustro</text:p>
          </table:table-cell>
          <table:table-cell office:value-type="string">
            <text:p>зеркал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głuchy jak pień</text:p>
          </table:table-cell>
          <table:table-cell office:value-type="string">
            <text:p>тугой на ухо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szystko to jest o kant dupy rozbić!</text:p>
          </table:table-cell>
          <table:table-cell office:value-type="string">
            <text:p>Всё это псу под хвост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oszedł spać.</text:p>
          </table:table-cell>
          <table:table-cell office:value-type="string">
            <text:p>Он ложился спать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fajka</text:p>
          </table:table-cell>
          <table:table-cell office:value-type="string">
            <text:p>трубк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apierosy</text:p>
          </table:table-cell>
          <table:table-cell office:value-type="string">
            <text:p>сигареты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Tu się nie pali!</text:p>
          </table:table-cell>
          <table:table-cell office:value-type="string">
            <text:p>Здесь не курят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to pyta nie błądzi.</text:p>
          </table:table-cell>
          <table:table-cell office:value-type="string">
            <text:p>Попытка не пытка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kiedykolwiek</text:p>
          </table:table-cell>
          <table:table-cell office:value-type="string">
            <text:p>когда-нибуд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gdy</text:p>
          </table:table-cell>
          <table:table-cell office:value-type="string">
            <text:p>никогд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Były próby.</text:p>
          </table:table-cell>
          <table:table-cell office:value-type="string">
            <text:p>Попытки были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gdy go nie spotkałem.</text:p>
          </table:table-cell>
          <table:table-cell office:value-type="string">
            <text:p>Я никогда его не встречал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cześniej</text:p>
          </table:table-cell>
          <table:table-cell office:value-type="string">
            <text:p>раньш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Uważam, że...</text:p>
          </table:table-cell>
          <table:table-cell office:value-type="string">
            <text:p>Я считаю, что..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ie wolno palić!</text:p>
          </table:table-cell>
          <table:table-cell office:value-type="string">
            <text:p>Курить нельзя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olę pić nalewki!</text:p>
          </table:table-cell>
          <table:table-cell office:value-type="string">
            <text:p>Я предпочитаю пить наливки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błyskawica</text:p>
          </table:table-cell>
          <table:table-cell office:value-type="string">
            <text:p>молния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omyk</text:p>
          </table:table-cell>
          <table:table-cell office:value-type="string">
            <text:p>луч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najmować mieszkanie</text:p>
          </table:table-cell>
          <table:table-cell office:value-type="string">
            <text:p>снимать квартиру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koło 9:00</text:p>
          </table:table-cell>
          <table:table-cell office:value-type="string">
            <text:p>часов в девят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jedzenie</text:p>
          </table:table-cell>
          <table:table-cell office:value-type="string">
            <text:p>пищ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ce9" office:value-type="string">
            <text:p>Praca karmi, lenistwo psuje.</text:p>
          </table:table-cell>
          <table:table-cell table:style-name="ce9" office:value-type="string">
            <text:p>Труд кормит, лень портит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spółpracownik</text:p>
          </table:table-cell>
          <table:table-cell office:value-type="string">
            <text:p>сотруд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kładać bratu życzenia noworoczne</text:p>
          </table:table-cell>
          <table:table-cell office:value-type="string">
            <text:p>поздравлять брата с Новым Годом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aszmość</text:p>
          </table:table-cell>
          <table:table-cell office:value-type="string">
            <text:p>судар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Tak, panie!</text:p>
          </table:table-cell>
          <table:table-cell office:value-type="string">
            <text:p>Так-с!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bchodzić święto</text:p>
          </table:table-cell>
          <table:table-cell office:value-type="string">
            <text:p>отмечать праздни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świerk</text:p>
          </table:table-cell>
          <table:table-cell office:value-type="string">
            <text:p>ел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osna</text:p>
          </table:table-cell>
          <table:table-cell office:value-type="string">
            <text:p>сосн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jodła</text:p>
          </table:table-cell>
          <table:table-cell office:value-type="string">
            <text:p>пихт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zasami</text:p>
          </table:table-cell>
          <table:table-cell office:value-type="string">
            <text:p>иногда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kształcenie</text:p>
          </table:table-cell>
          <table:table-cell office:value-type="string">
            <text:p>образование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ykształcony człowiek</text:p>
          </table:table-cell>
          <table:table-cell office:value-type="string">
            <text:p>образованный челове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oskonalić język</text:p>
          </table:table-cell>
          <table:table-cell office:value-type="string">
            <text:p>совершенствовать язык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ałożyciel</text:p>
          </table:table-cell>
          <table:table-cell office:value-type="string">
            <text:p>осовател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założyć (np. miasto)</text:p>
          </table:table-cell>
          <table:table-cell office:value-type="string">
            <text:p>осова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Moskwa jest starsza od Petersburga.</text:p>
          </table:table-cell>
          <table:table-cell office:value-type="string">
            <text:p>Москва старше Петербурга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etersburg jest młodszy od Moskwy.</text:p>
          </table:table-cell>
          <table:table-cell office:value-type="string">
            <text:p>Петербург молоше Москвы.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cerkiew</text:p>
          </table:table-cell>
          <table:table-cell office:value-type="string">
            <text:p>церков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ubiegły rok</text:p>
          </table:table-cell>
          <table:table-cell office:value-type="string">
            <text:p>прошлый год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 ubiegłym roku</text:p>
          </table:table-cell>
          <table:table-cell office:value-type="string">
            <text:p>в прошлым году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przyszły rok</text:p>
          </table:table-cell>
          <table:table-cell office:value-type="string">
            <text:p>будущий год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 przyszłym roku</text:p>
          </table:table-cell>
          <table:table-cell office:value-type="string">
            <text:p>в будущем году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dostać się (np.. gdzieś)</text:p>
          </table:table-cell>
          <table:table-cell office:value-type="string">
            <text:p>попасть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ukończyć uczelnię wyższą</text:p>
          </table:table-cell>
          <table:table-cell office:value-type="string">
            <text:p>заканчивать вуз</text:p>
          </table:table-cell>
          <table:table-cell office:value-type="string">
            <text:p>SJO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sierpień</text:p>
          </table:table-cell>
          <table:table-cell office:value-type="string">
            <text:p>а\вгуст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lfabet</text:p>
          </table:table-cell>
          <table:table-cell table:style-name="Default" office:value-type="string">
            <text:p>а\збука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iec</text:p>
          </table:table-cell>
          <table:table-cell table:style-name="Default" office:value-type="string">
            <text:p>бе\га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awędzić</text:p>
          </table:table-cell>
          <table:table-cell table:style-name="Default" office:value-type="string">
            <text:p>бесе\дова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rócić</text:p>
          </table:table-cell>
          <table:table-cell table:style-name="Default" office:value-type="string">
            <text:p>верну\ться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ktor</text:p>
          </table:table-cell>
          <table:table-cell table:style-name="Default" office:value-type="string">
            <text:p>актёр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ktorka</text:p>
          </table:table-cell>
          <table:table-cell table:style-name="Default" office:value-type="string">
            <text:p>флтри\ца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wiecień</text:p>
          </table:table-cell>
          <table:table-cell table:style-name="Default" office:value-type="string">
            <text:p>апре\л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iec</text:p>
          </table:table-cell>
          <table:table-cell table:style-name="Default" office:value-type="string">
            <text:p>бежа\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zięki tobie</text:p>
          </table:table-cell>
          <table:table-cell table:style-name="Default" office:value-type="string">
            <text:p>благодаря\ теб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dzięczny</text:p>
          </table:table-cell>
          <table:table-cell table:style-name="Default" office:value-type="string">
            <text:p>благода\рны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anie</text:p>
          </table:table-cell>
          <table:table-cell table:style-name="Default" office:value-type="string">
            <text:p>блю\до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horoba</text:p>
          </table:table-cell>
          <table:table-cell table:style-name="Default" office:value-type="string">
            <text:p>боле\зн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horować</text:p>
          </table:table-cell>
          <table:table-cell table:style-name="Default" office:value-type="string">
            <text:p>боле\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zpital</text:p>
          </table:table-cell>
          <table:table-cell table:style-name="Default" office:value-type="string">
            <text:p>больни\ца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hory</text:p>
          </table:table-cell>
          <table:table-cell table:style-name="Default" office:value-type="string">
            <text:p>больно\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yszłość</text:p>
          </table:table-cell>
          <table:table-cell table:style-name="Default" office:value-type="string">
            <text:p>бу\дуще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ecież</text:p>
          </table:table-cell>
          <table:table-cell table:style-name="Default" office:value-type="string">
            <text:p>вед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órny</text:p>
          </table:table-cell>
          <table:table-cell table:style-name="Default" office:value-type="string">
            <text:p>ве\рхни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rzecz</text:p>
          </table:table-cell>
          <table:table-cell table:style-name="Default" office:value-type="string">
            <text:p>вещ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orosły</text:p>
          </table:table-cell>
          <table:table-cell table:style-name="Default" office:value-type="string">
            <text:p>взро\слы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widzieć</text:p>
          </table:table-cell>
          <table:table-cell office:value-type="string">
            <text:p>ви\де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isieć</text:p>
          </table:table-cell>
          <table:table-cell table:style-name="Default" office:value-type="string">
            <text:p>вис\е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maczny</text:p>
          </table:table-cell>
          <table:table-cell table:style-name="Default" office:value-type="string">
            <text:p>вку\сны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waga</text:p>
          </table:table-cell>
          <table:table-cell table:style-name="Default" office:value-type="string">
            <text:p>внима\ни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ważnie</text:p>
          </table:table-cell>
          <table:table-cell table:style-name="Default" office:value-type="string">
            <text:p>внима\телно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ierowca</text:p>
          </table:table-cell>
          <table:table-cell table:style-name="Default" office:value-type="string">
            <text:p>води\тел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racać</text:p>
          </table:table-cell>
          <table:table-cell table:style-name="Default" office:value-type="string">
            <text:p>возвраща\ться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wietrze</text:p>
          </table:table-cell>
          <table:table-cell table:style-name="Default" office:value-type="string">
            <text:p>во\здух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okół, dookoła</text:p>
          </table:table-cell>
          <table:table-cell table:style-name="Default" office:value-type="string">
            <text:p>вокру\г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enerwować się</text:p>
          </table:table-cell>
          <table:table-cell table:style-name="Default" office:value-type="string">
            <text:p>волнова\ться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 raz pierwszy</text:p>
          </table:table-cell>
          <table:table-cell table:style-name="Default" office:value-type="string">
            <text:p>впервы\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rażenie</text:p>
          </table:table-cell>
          <table:table-cell table:style-name="Default" office:value-type="string">
            <text:p>впечатле\ние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ypomnieć sobie</text:p>
          </table:table-cell>
          <table:table-cell table:style-name="Default" office:value-type="string">
            <text:p>вспо\мни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potkanie</text:p>
          </table:table-cell>
          <table:table-cell table:style-name="Default" office:value-type="string">
            <text:p>цстре\ча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czoraj</text:p>
          </table:table-cell>
          <table:table-cell table:style-name="Default" office:value-type="string">
            <text:p>вчера\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czorajszy</text:p>
          </table:table-cell>
          <table:table-cell table:style-name="Default" office:value-type="string">
            <text:p>вчера\шни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ezwać</text:p>
          </table:table-cell>
          <table:table-cell table:style-name="Default" office:value-type="string">
            <text:p>вы\зва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djąć się, zgłosić się</text:p>
          </table:table-cell>
          <table:table-cell table:style-name="Default" office:value-type="string">
            <text:p>вы\зваться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yjść</text:p>
          </table:table-cell>
          <table:table-cell table:style-name="Default" office:value-type="string">
            <text:p>вы\йти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auczyć się</text:p>
          </table:table-cell>
          <table:table-cell table:style-name="Default" office:value-type="string">
            <text:p>вы\учить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dzieś</text:p>
          </table:table-cell>
          <table:table-cell table:style-name="Default" office:value-type="string">
            <text:p>где\-то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miejski</text:p>
          </table:table-cell>
          <table:table-cell table:style-name="Default" office:value-type="string">
            <text:p>городско\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orący</text:p>
          </table:table-cell>
          <table:table-cell table:style-name="Default" office:value-type="string">
            <text:p>горя\чий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Na dziewczyna mieszka we wsi.</text:p>
          </table:table-cell>
          <table:table-cell office:value-type="string">
            <text:p>Э\та де\вушка жирёт в дере\вне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abcia i dziadek mieszkają w innym mieście.</text:p>
          </table:table-cell>
          <table:table-cell table:style-name="Default" office:value-type="string">
            <text:p>Ба\бушка и де\душка живу\т в друго\м го\роде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im jest twój brat?</text:p>
          </table:table-cell>
          <table:table-cell table:style-name="Default" office:value-type="string">
            <text:p>Кто твой брат?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edsiębiorca uczy się rosyjskiego.</text:p>
          </table:table-cell>
          <table:table-cell table:style-name="Default" office:value-type="string">
            <text:p>Предпринима\тель у\чит ру\сский язы\к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yrlicą posługują się południowi Słowianie.</text:p>
          </table:table-cell>
          <table:table-cell table:style-name="Default" office:value-type="string">
            <text:p>Кири\ллицей пользу\ются ю\жные славя\не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aką masz rodzinę?</text:p>
          </table:table-cell>
          <table:table-cell table:style-name="Default" office:value-type="string">
            <text:p>Кака\я у тебя\ семья\?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iuro jest w centrum miasta.</text:p>
          </table:table-cell>
          <table:table-cell table:style-name="Default" office:value-type="string">
            <text:p>Бюро\ в це\нтре го\рода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o sklepu jadę tramwajem.</text:p>
          </table:table-cell>
          <table:table-cell table:style-name="Default" office:value-type="string">
            <text:p>В магази\н я е\ду на трамва\е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dpowiedz na moje pytania!</text:p>
          </table:table-cell>
          <table:table-cell table:style-name="Default" office:value-type="string">
            <text:p>Отве\ть на мои\ вопро\сы!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czę się matematyki.</text:p>
          </table:table-cell>
          <table:table-cell table:style-name="Default" office:value-type="string">
            <text:p>Я учу\ математику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dzie teraz pojedzie ten policjant?</text:p>
          </table:table-cell>
          <table:table-cell table:style-name="Default" office:value-type="string">
            <text:p>Куда\ тепе\р пое\дет этот полице\йский?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kąd przyjedzie ta kobieta?</text:p>
          </table:table-cell>
          <table:table-cell table:style-name="Default" office:value-type="string">
            <text:p>Отку\да прие\дет эта женщина?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czniowie stoją koło szkoły.</text:p>
          </table:table-cell>
          <table:table-cell table:style-name="Default" office:value-type="string">
            <text:p>Ученики\ стоя\т о\коло шко\лы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nasz niemiecki i angielski.</text:p>
          </table:table-cell>
          <table:table-cell table:style-name="Default" office:value-type="string">
            <text:p>Ты зна\ешь неме\цкий и англи\йский языки\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hcemy iść do kina, ale oni nie chcą.</text:p>
          </table:table-cell>
          <table:table-cell table:style-name="Default" office:value-type="string">
            <text:p>Мы хоти\м пойти\ в кино\, но они не хотя\т.</text:p>
          </table:table-cell>
          <table:table-cell office:value-type="string">
            <text:p>Novye Vstrethi 1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Myślę, że trzeba będzie przeprosić koleżankę.</text:p>
          </table:table-cell>
          <table:table-cell office:value-type="string">
            <text:p>Я ду\маю, что на\да будет извиниться перед подру\гой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a trzy dni chory poczuje się lepiej.</text:p>
          </table:table-cell>
          <table:table-cell table:style-name="Default" office:value-type="string">
            <text:p>Через три дня больной почувствует себя лучш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iktor zakochał się w swojej koleżance.</text:p>
          </table:table-cell>
          <table:table-cell table:style-name="Default" office:value-type="string">
            <text:p>Виктор влюби\лся в свою подру\гу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dy tam pojedziesz, zobaczysz jak tam jest ładnie.</text:p>
          </table:table-cell>
          <table:table-cell table:style-name="Default" office:value-type="string">
            <text:p>Когда туда поедешь, ты увидишь, как там красиво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Uczeń spóźnił się na drugą lekcję.</text:p>
          </table:table-cell>
          <table:table-cell table:style-name="Default" office:value-type="string">
            <text:p>Ученик попзда\л на второ\й урок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n nie mieszka na pierwszym piętrze, lecz na parterze.</text:p>
          </table:table-cell>
          <table:table-cell table:style-name="Default" office:value-type="string">
            <text:p>Он живёт не на втором этаже, а на первом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olała mnie głowa i postanowiłem iść do lekarza.</text:p>
          </table:table-cell>
          <table:table-cell table:style-name="Default" office:value-type="string">
            <text:p>У меня болела голова\ и я решил пойти к врачу\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apisałem dziś dwa listy do kolegów.</text:p>
          </table:table-cell>
          <table:table-cell table:style-name="Default" office:value-type="string">
            <text:p>Я сево\дна написа\л два письма\ друзьям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aj mi tę gazetę, a tamtą weź sobie.</text:p>
          </table:table-cell>
          <table:table-cell table:style-name="Default" office:value-type="string">
            <text:p>Дай мне эту газету, а ту возьми\ себ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 powodu choroby nie będę mógł pojechać na wycieczkę.</text:p>
          </table:table-cell>
          <table:table-cell table:style-name="Default" office:value-type="string">
            <text:p>Из-за болезни я не смогу поехать на экскурсию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wiem dlaczego wszyscy się z niego śmieją.</text:p>
          </table:table-cell>
          <table:table-cell table:style-name="Default" office:value-type="string">
            <text:p>Я не знаю, почему\ все над ним смеются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zekam na ciebie przy pomniku Lenina.</text:p>
          </table:table-cell>
          <table:table-cell table:style-name="Default" office:value-type="string">
            <text:p>Я жду тебя у памятника Ленина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alczymy o pokój na całym świecie.</text:p>
          </table:table-cell>
          <table:table-cell table:style-name="Default" office:value-type="string">
            <text:p>Мы боремся за мир во всём мир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tóra godzina na twoim zegarku?</text:p>
          </table:table-cell>
          <table:table-cell table:style-name="Default" office:value-type="string">
            <text:p>Который час на твох часах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owiedz się dokąd on pojechał i kiedy wraca.</text:p>
          </table:table-cell>
          <table:table-cell table:style-name="Default" office:value-type="string">
            <text:p>Ту узнай, куда он поехал и когда возвращается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On czekał na nią na moście.</text:p>
          </table:table-cell>
          <table:table-cell office:value-type="string">
            <text:p>Он ждал её на мосту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iera chce zostać nauczycielką.</text:p>
          </table:table-cell>
          <table:table-cell table:style-name="Default" office:value-type="string">
            <text:p>Вера хочет стать учительницей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laczego zrezygnowałeś z tej wycieczki?</text:p>
          </table:table-cell>
          <table:table-cell table:style-name="Default" office:value-type="string">
            <text:p>Почему ты отказалься от этой экскурсии?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tym czasie odpoczywaliśmy na obozie.</text:p>
          </table:table-cell>
          <table:table-cell table:style-name="Default" office:value-type="string">
            <text:p>В это время мы отдыхали в лагер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n mnie o nic nie pytał, a ja mu nic nie mówiłem.</text:p>
          </table:table-cell>
          <table:table-cell table:style-name="Default" office:value-type="string">
            <text:p>Он меня ни о чём не спрашивал, а я ему ничево не говорил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dczas kolacji kolega opowiadał mi o tym ciekawym zdarzeniu.</text:p>
          </table:table-cell>
          <table:table-cell table:style-name="Default" office:value-type="string">
            <text:p>За ужином друг рассказывал мне об этом интересном событии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Gdy wieczorem wracałem do domu, padał deszcz.</text:p>
          </table:table-cell>
          <table:table-cell table:style-name="Default" office:value-type="string">
            <text:p>Когда я вечером возвращался домой, шёл дождь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potkałem twoje siostry w domu towarowym.</text:p>
          </table:table-cell>
          <table:table-cell table:style-name="Default" office:value-type="string">
            <text:p>Я встречил твоих сестёр в универмаг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tym roku on nie brał udziału w zawodach sportowych.</text:p>
          </table:table-cell>
          <table:table-cell table:style-name="Default" office:value-type="string">
            <text:p>В этом году он не принимал учстия в спортивных совернованиях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odziennie po lekcjach dwie godziny spędzam w bibliotece.</text:p>
          </table:table-cell>
          <table:table-cell table:style-name="Default" office:value-type="string">
            <text:p>Каждый день после уроков два часа я провожу в библиотек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 rana padał śnieg.</text:p>
          </table:table-cell>
          <table:table-cell table:style-name="Default" office:value-type="string">
            <text:p>С утра шёл снег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amiast tysiąca słów.</text:p>
          </table:table-cell>
          <table:table-cell table:style-name="Default" office:value-type="string">
            <text:p>Вме\сто тысячи слов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office:value-type="string">
            <text:p>Mieszkanie mamy małe i nie mamy gdzie przyjmować gości.</text:p>
          </table:table-cell>
          <table:table-cell office:value-type="string">
            <text:p>Квартира у нас маленькая и нам негде\ принимать госте\й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e wtorki i czwartki chodzę z nim na basen.</text:p>
          </table:table-cell>
          <table:table-cell table:style-name="Default" office:value-type="string">
            <text:p>По вторникам и четвергам я хожу\ с ним в бассейн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adanie było bardzo łatwe, a ty go nie rozwiązałeś.</text:p>
          </table:table-cell>
          <table:table-cell table:style-name="Default" office:value-type="string">
            <text:p>Задача была очень про\стая, а ты её не решил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ieszę się z naszego spotkania.</text:p>
          </table:table-cell>
          <table:table-cell table:style-name="Default" office:value-type="string">
            <text:p>Я радуюсь нашей встреч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ne chcą z nami korespondować.</text:p>
          </table:table-cell>
          <table:table-cell table:style-name="Default" office:value-type="string">
            <text:p>Они хотят с нами преписываться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czuję się dobrze w tym towarzystwie.</text:p>
          </table:table-cell>
          <table:table-cell table:style-name="Default" office:value-type="string">
            <text:p>Я не чувствую себя хорошо в этом обществе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tamtą stronę pojedziemy tą drogą, a wrócimy tamtą.</text:p>
          </table:table-cell>
          <table:table-cell table:style-name="Default" office:value-type="string">
            <text:p>В ту сторону мы поедем по этой доро\ге, а вернёмся по той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 naszym mieście nie ma metra, ale za rok rozpocznie się budowa.</text:p>
          </table:table-cell>
          <table:table-cell table:style-name="Default" office:value-type="string">
            <text:p>В нашем городе нет метро, но через год начнётся строительство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 powodu mrozu nie mieliśmy lekcji.</text:p>
          </table:table-cell>
          <table:table-cell table:style-name="Default" office:value-type="string">
            <text:p>Из-за мороза у нас не было уроков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iedy odrabiam lekcje z języka rosyjskiego, zawsze korzystam ze słownika.</text:p>
          </table:table-cell>
          <table:table-cell table:style-name="Default" office:value-type="string">
            <text:p>Когда я готовлю уроки по русскому языку, всегда я пользуюсь словарём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steśmy przeciwni temu, aby...</text:p>
          </table:table-cell>
          <table:table-cell table:style-name="Default" office:value-type="string">
            <text:p>Мы про\тив того\, что\бы..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winno za nich odpowiadać państwo.</text:p>
          </table:table-cell>
          <table:table-cell table:style-name="Default" office:value-type="string">
            <text:p>За них должно\ отвеча\ть государство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edług mnie, …</text:p>
          </table:table-cell>
          <table:table-cell table:style-name="Default" office:value-type="string">
            <text:p>На вой вздляд, …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można też zapominać o...</text:p>
          </table:table-cell>
          <table:table-cell table:style-name="Default" office:value-type="string">
            <text:p>Нельзя\ та\кже забыва\ть об..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Jesteśmy przeciwni temu, aby...</text:p>
          </table:table-cell>
          <table:table-cell table:style-name="Default" office:value-type="string">
            <text:p>Мы про\тив того\, что\бы..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winno za nich odpowiadać państwo.</text:p>
          </table:table-cell>
          <table:table-cell table:style-name="Default" office:value-type="string">
            <text:p>За них должно\ отвеча\ть государство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edług mnie, …</text:p>
          </table:table-cell>
          <table:table-cell table:style-name="Default" office:value-type="string">
            <text:p>На вой вздляд, …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 można też zapominać o...</text:p>
          </table:table-cell>
          <table:table-cell table:style-name="Default" office:value-type="string">
            <text:p>Нельзя\ та\кже забыва\ть об..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Tania nie może się nim nacieszyć.</text:p>
          </table:table-cell>
          <table:table-cell table:style-name="Default" office:value-type="string">
            <text:p>Таня ника\к не нара\дуется ею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 powierzchni około 12 metrów</text:p>
          </table:table-cell>
          <table:table-cell table:style-name="Default" office:value-type="string">
            <text:p>пло\щадью в двена\дцать ме\тров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ieźle.</text:p>
          </table:table-cell>
          <table:table-cell table:style-name="Default" office:value-type="string">
            <text:p>Ничего себе\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zczerze mówiąc, …</text:p>
          </table:table-cell>
          <table:table-cell table:style-name="Default" office:value-type="string">
            <text:p>Че\стно говоря\, …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 przyjemnością.</text:p>
          </table:table-cell>
          <table:table-cell table:style-name="Default" office:value-type="string">
            <text:p>С удово\льствием.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Zgłupieć z tobą!</text:p>
          </table:table-cell>
          <table:table-cell table:style-name="Default" office:value-type="string">
            <text:p>Оболде\ть с тобо\й!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Ciekawe, co takiego?</text:p>
          </table:table-cell>
          <table:table-cell table:style-name="Default" office:value-type="string">
            <text:p>Интере\сно что такое? А?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No i jak?</text:p>
          </table:table-cell>
          <table:table-cell table:style-name="Default" office:value-type="string">
            <text:p>Ну и как?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le dziwak!</text:p>
          </table:table-cell>
          <table:table-cell table:style-name="Default" office:value-type="string">
            <text:p>Вот чудак!</text:p>
          </table:table-cell>
          <table:table-cell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rzygotować się do wycieczki</text:p>
          </table:table-cell>
          <table:table-cell table:style-name="Default" office:value-type="string">
            <text:p>подгото\виться к экскурсии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odejść do sklepu</text:p>
          </table:table-cell>
          <table:table-cell table:style-name="Default" office:value-type="string">
            <text:p>подойти\ к магазину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glądać film</text:p>
          </table:table-cell>
          <table:table-cell table:style-name="Default" office:value-type="string">
            <text:p>смотре\ть фильм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pytać o pracę</text:p>
          </table:table-cell>
          <table:table-cell table:style-name="Default" office:value-type="string">
            <text:p>спроси\ть о рабо\те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O co nie należy pytać mężczyzny?</text:p>
          </table:table-cell>
          <table:table-cell table:style-name="Default" office:value-type="string">
            <text:p>О чём не стоит спрашивать мужчину?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stąpić do przyjaciela</text:p>
          </table:table-cell>
          <table:table-cell table:style-name="Default" office:value-type="string">
            <text:p>зайти\ к дру\гу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dzwonić do mamy</text:p>
          </table:table-cell>
          <table:table-cell table:style-name="Default" office:value-type="string">
            <text:p>звони\ть ма\ме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architekt</text:p>
          </table:table-cell>
          <table:table-cell table:style-name="Default" office:value-type="string">
            <text:p>архите\ктор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koszykówka</text:p>
          </table:table-cell>
          <table:table-cell table:style-name="Default" office:value-type="string">
            <text:p>баслетбо\л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wieża</text:p>
          </table:table-cell>
          <table:table-cell table:style-name="Default" office:value-type="string">
            <text:p>ба\шня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rozmowa</text:p>
          </table:table-cell>
          <table:table-cell table:style-name="Default" office:value-type="string">
            <text:p>бесе\да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rać</text:p>
          </table:table-cell>
          <table:table-cell table:style-name="Default" office:value-type="string">
            <text:p>брать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rzucić</text:p>
          </table:table-cell>
          <table:table-cell table:style-name="Default" office:value-type="string">
            <text:p>бро\сить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Rzucam pracę.</text:p>
          </table:table-cell>
          <table:table-cell table:style-name="Default" office:value-type="string">
            <text:p>Я брасо\шу работу.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papier</text:p>
          </table:table-cell>
          <table:table-cell table:style-name="Default" office:value-type="string">
            <text:p>бумага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zybko</text:p>
          </table:table-cell>
          <table:table-cell table:style-name="Default" office:value-type="string">
            <text:p>бы\стро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szybki</text:p>
          </table:table-cell>
          <table:table-cell table:style-name="Default" office:value-type="string">
            <text:p>быстрый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pl</text:p>
          </table:table-cell>
          <table:table-cell office:value-type="string">
            <text:p>ru</text:p>
          </table:table-cell>
          <table:table-cell table:style-name="Default" office:value-type="string">
            <text:p>być</text:p>
          </table:table-cell>
          <table:table-cell table:style-name="Default" office:value-type="string">
            <text:p>бы\ть</text:p>
          </table:table-cell>
          <table:table-cell office:value-type="string">
            <text:p>Dictionary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-EXPORT" table:style-name="ta1" table:print="false"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default-cell-style-name="ce6"/>
        <table:table-column table:style-name="co5" table:number-columns-repeated="1017" table:default-cell-style-name="Default"/>
        <table:table-row table:style-name="ro1">
          <table:table-cell table:style-name="ce5" office:value-type="string">
            <text:p>lang1</text:p>
          </table:table-cell>
          <table:table-cell table:style-name="ce5" office:value-type="string">
            <text:p>lang2</text:p>
          </table:table-cell>
          <table:table-cell table:style-name="ce5" office:value-type="string">
            <text:p>lang1_text</text:p>
          </table:table-cell>
          <table:table-cell table:style-name="ce5" office:value-type="string">
            <text:p>lang2_text</text:p>
          </table:table-cell>
          <table:table-cell table:style-name="ce6" office:value-type="string">
            <text:p>label</text:p>
          </table:table-cell>
          <table:table-cell table:style-name="ce5" office:value-type="string">
            <text:p>in_revision</text:p>
          </table:table-cell>
          <table:table-cell table:style-name="ce8"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/>
          <table:table-cell office:value-type="string">
            <text:p>(народы) бы\ли всегда изве\стны свои\ми тради\циами.</text:p>
          </table:table-cell>
          <table:table-cell table:style-name="ce6" office:value-type="string">
            <text:p>Sentenc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table:number-columns-repeated="2"/>
          <table:table-cell/>
          <table:table-cell office:value-type="string">
            <text:p>лишь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/>
          <table:table-cell office:value-type="string">
            <text:p>как по поря\дку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Przeprowadzili się do nowego mieszkania.</text:p>
          </table:table-cell>
          <table:table-cell office:value-type="string">
            <text:p>Они пересели\лись на но\вую квапти\ру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Sjerioża dzwonił do mnie wczoraj, ale nie zdążył wiele powiedzieć.</text:p>
          </table:table-cell>
          <table:table-cell office:value-type="string">
            <text:p>Серёжа звони\л мне вчера\, но не успе\л мно\го сказа\ть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Tania nie może się nim nacieszyć.</text:p>
          </table:table-cell>
          <table:table-cell office:value-type="string">
            <text:p>Таня ника\к не нара\дуется ею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o powierzchni około 12 metrów</text:p>
          </table:table-cell>
          <table:table-cell office:value-type="string">
            <text:p>пло\щадью в двена\дцать ме\тров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Nieźle.</text:p>
          </table:table-cell>
          <table:table-cell office:value-type="string">
            <text:p>Ничего себе\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Szczerze mówiąc, …</text:p>
          </table:table-cell>
          <table:table-cell office:value-type="string">
            <text:p>Че\стно говоря\, …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Z przyjemnością.</text:p>
          </table:table-cell>
          <table:table-cell office:value-type="string">
            <text:p>С удово\льствием.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Zgłupieć z tobą!</text:p>
          </table:table-cell>
          <table:table-cell office:value-type="string">
            <text:p>Оболде\ть с тобо\й!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Ciekawe, co takiego?</text:p>
          </table:table-cell>
          <table:table-cell office:value-type="string">
            <text:p>Интере\сно что такое? А?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2"/>
          <table:table-cell office:value-type="string">
            <text:p>No i jak?</text:p>
          </table:table-cell>
          <table:table-cell office:value-type="string">
            <text:p>Ну и как?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le dziwak!</text:p>
          </table:table-cell>
          <table:table-cell office:value-type="string">
            <text:p>Вот чудак!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o, owszem, masz rację.</text:p>
          </table:table-cell>
          <table:table-cell office:value-type="string">
            <text:p>Ты пожа\луй, прав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Это мой тебе\ сове\т.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ort (current)" table:style-name="ta1" table:print="false"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default-cell-style-name="ce6"/>
        <table:table-column table:style-name="co5" table:number-columns-repeated="1017" table:default-cell-style-name="Default"/>
        <table:table-row table:style-name="ro1">
          <table:table-cell table:style-name="ce5" office:value-type="string">
            <text:p>lang1</text:p>
          </table:table-cell>
          <table:table-cell table:style-name="ce5" office:value-type="string">
            <text:p>lang2</text:p>
          </table:table-cell>
          <table:table-cell table:style-name="ce5" office:value-type="string">
            <text:p>lang1_text</text:p>
          </table:table-cell>
          <table:table-cell table:style-name="ce5" office:value-type="string">
            <text:p>lang2_text</text:p>
          </table:table-cell>
          <table:table-cell table:style-name="ce6" office:value-type="string">
            <text:p>label</text:p>
          </table:table-cell>
          <table:table-cell table:style-name="ce5" office:value-type="string">
            <text:p>in_revision</text:p>
          </table:table-cell>
          <table:table-cell table:style-name="ce8"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Dzień dobry!</text:p>
          </table:table-cell>
          <table:table-cell office:value-type="string">
            <text:p>Здра\вствуйте!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Do widzenia!</text:p>
          </table:table-cell>
          <table:table-cell office:value-type="string">
            <text:p>До свида\ния!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Przepraszam!</text:p>
          </table:table-cell>
          <table:table-cell office:value-type="string">
            <text:p>Прости\те!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Zgubiłem się.</text:p>
          </table:table-cell>
          <table:table-cell office:value-type="string">
            <text:p>Я заблуди\лся.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Niestety, nie mówię po rosyjsku.</text:p>
          </table:table-cell>
          <table:table-cell office:value-type="string">
            <text:p>К сожале\нию, я не говорю\ по-ру\сский.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Proszę mówić wolniej.</text:p>
          </table:table-cell>
          <table:table-cell office:value-type="string">
            <text:p>Говори\те, пожа\луйста, медленнее.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Ile to kosztuje?</text:p>
          </table:table-cell>
          <table:table-cell office:value-type="string">
            <text:p>Ско\лько э\то сто\ит?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Ile płacę?</text:p>
          </table:table-cell>
          <table:table-cell office:value-type="string">
            <text:p>Ско\лько с меня\?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Jestem cudzoziemcem.</text:p>
          </table:table-cell>
          <table:table-cell office:value-type="string">
            <text:p>Я иностра\нец.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Mieszkam na ulicy Stalina.</text:p>
          </table:table-cell>
          <table:table-cell office:value-type="string">
            <text:p>Я живу\ на у\лице Сталина.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Gdzie znajduje się hostel?</text:p>
          </table:table-cell>
          <table:table-cell office:value-type="string">
            <text:p>Где нахо\дится гости\ница?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W którą stronę mam iść?</text:p>
          </table:table-cell>
          <table:table-cell office:value-type="string">
            <text:p>В каку\ю сто\рону мне ну\жно идти?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Cofnąć się.</text:p>
          </table:table-cell>
          <table:table-cell office:value-type="string">
            <text:p>Поверну\ть наза\д.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l</text:p>
          </table:table-cell>
          <table:table-cell table:style-name="ce6" office:value-type="string">
            <text:p>ru</text:p>
          </table:table-cell>
          <table:table-cell office:value-type="string">
            <text:p>Daleko stąd jeszcze na sam szczyt?</text:p>
          </table:table-cell>
          <table:table-cell office:value-type="string">
            <text:p>Далеко\ ли ещё отсю\да до самого верха?</text:p>
          </table:table-cell>
          <table:table-cell table:style-name="ce6" office:value-type="string">
            <text:p>Phrases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 table:number-rows-repeated="3">
          <table:table-cell table:style-name="ce6" table:number-columns-repeated="2"/>
          <table:table-cell table:number-columns-repeated="2"/>
          <table:table-cell table:style-name="ce6"/>
          <table:table-cell table:number-columns-repeated="1018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07:23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24:15.41</meta:creation-date>
    <meta:generator>OpenOffice.org/3.4.1$Win32 OpenOffice.org_project/341m1$Build-9593</meta:generator>
    <dc:date>2014-02-24T07:23:49.53</dc:date>
    <meta:editing-duration>P1DT5H37M42S</meta:editing-duration>
    <meta:editing-cycles>149</meta:editing-cycles>
    <meta:document-statistic meta:table-count="4" meta:cell-count="1825" meta:object-count="0"/>
  </office:meta>
</office:document-meta>
</file>